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563in" svg:y="0.3217in">
            <draw:object draw:notify-on-update-of-ranges="Sheet1.A2:Sheet1.A2 Sheet1.A3:Sheet1.A12 Sheet1.B2:Sheet1.B2 Sheet1.B3:Sheet1.B12 Sheet1.C2:Sheet1.C2 Sheet1.C3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6646in" svg:y="4.0476in">
            <draw:object draw:notify-on-update-of-ranges="Sheet1.A24:Sheet1.A24 Sheet1.A25:Sheet1.A34 Sheet1.B24:Sheet1.B24 Sheet1.B25:Sheet1.B34 Sheet1.C24:Sheet1.C24 Sheet1.C25:Sheet1.C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.4122in" svg:y="8.0217in">
            <draw:object draw:notify-on-update-of-ranges="Sheet1.A46:Sheet1.A46 Sheet1.A47:Sheet1.A56 Sheet1.B46:Sheet1.B46 Sheet1.B47:Sheet1.B56 Sheet1.C46:Sheet1.C46 Sheet1.C47:Sheet1.C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a</text:p>
          </table:table-cell>
          <table:table-cell office:value-type="string" calcext:value-type="string">
            <text:p>Loss (antrenare)</text:p>
          </table:table-cell>
          <table:table-cell office:value-type="string" calcext:value-type="string">
            <text:p>Loss (validar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" calcext:value-type="float">
            <text:p>0.68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office:value-type="string" calcext:value-type="string">
            <text:p>U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a</text:p>
          </table:table-cell>
          <table:table-cell office:value-type="string" calcext:value-type="string">
            <text:p>Loss (antrenare)</text:p>
          </table:table-cell>
          <table:table-cell office:value-type="string" calcext:value-type="string">
            <text:p>Loss (validar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office:value-type="string" calcext:value-type="string">
            <text:p>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a</text:p>
          </table:table-cell>
          <table:table-cell office:value-type="string" calcext:value-type="string">
            <text:p>Loss (antrenare)</text:p>
          </table:table-cell>
          <table:table-cell office:value-type="string" calcext:value-type="string">
            <text:p>Loss (validar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1T03:54:28.528318873</meta:creation-date>
    <dc:date>2022-07-01T04:08:46.864217480</dc:date>
    <meta:editing-duration>PT3M28S</meta:editing-duration>
    <meta:editing-cycles>1</meta:editing-cycles>
    <meta:document-statistic meta:table-count="1" meta:cell-count="102" meta:object-count="3"/>
    <meta:generator>LibreOffice/7.3.3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69cm" svg:y="3.952cm" style:legend-expansion="high" chart:style-name="ch2"/>
        <chart:plot-area chart:style-name="ch3" table:cell-range-address="Sheet1.A2:Sheet1.C12" chart:data-source-has-labels="both" svg:x="0.32cm" svg:y="0.18cm" svg:width="11.529cm" svg:height="7.659cm">
          <chart:coordinate-region svg:x="1.047cm" svg:y="0.379cm" svg:width="10.708cm" svg:height="6.813cm"/>
          <chart:axis chart:dimension="x" chart:name="primary-x" chart:style-name="ch4" chartooo:axis-type="auto">
            <chartooo:date-scale/>
            <chart:title svg:x="5.564cm" svg:y="8.019cm" chart:style-name="ch5">
              <text:p>Epocă</text:p>
            </chart:title>
            <chart:categories table:cell-range-address="Sheet1.A3:Sheet1.A12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3:Sheet1.B12" chart:label-cell-address="Sheet1.B2:Sheet1.B2" chart:class="chart:line">
            <chart:data-point chart:repeated="10"/>
          </chart:series>
          <chart:series chart:style-name="ch8" chart:values-cell-range-address="Sheet1.C3:Sheet1.C12" chart:label-cell-address="Sheet1.C2:Sheet1.C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 (antrenare)</text:p>
                <draw:g>
                  <svg:desc>Sheet1.B2:Sheet1.B2</svg:desc>
                </draw:g>
              </table:table-cell>
              <table:table-cell office:value-type="string">
                <text:p>Loss (validare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3:Sheet1.A12</svg:desc>
                </draw:g>
              </table:table-cell>
              <table:table-cell office:value-type="float" office:value="3">
                <text:p>3</text:p>
                <draw:g>
                  <svg:desc>Sheet1.B3:Sheet1.B12</svg:desc>
                </draw:g>
              </table:table-cell>
              <table:table-cell office:value-type="float" office:value="3.5">
                <text:p>3.5</text:p>
                <draw:g>
                  <svg:desc>Sheet1.C3:Sheet1.C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">
                <text:p>0.9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8">
                <text:p>0.6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3">
                <text:p>0.3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69cm" svg:y="3.952cm" style:legend-expansion="high" chart:style-name="ch2"/>
        <chart:plot-area chart:style-name="ch3" table:cell-range-address="Sheet1.A24:Sheet1.C34" chart:data-source-has-labels="both" svg:x="0.32cm" svg:y="0.18cm" svg:width="11.529cm" svg:height="7.659cm">
          <chart:coordinate-region svg:x="1.047cm" svg:y="0.379cm" svg:width="10.708cm" svg:height="6.813cm"/>
          <chart:axis chart:dimension="x" chart:name="primary-x" chart:style-name="ch4" chartooo:axis-type="auto">
            <chartooo:date-scale/>
            <chart:title svg:x="5.564cm" svg:y="8.019cm" chart:style-name="ch5">
              <text:p>Epocă</text:p>
            </chart:title>
            <chart:categories table:cell-range-address="Sheet1.A25:Sheet1.A34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25:Sheet1.B34" chart:label-cell-address="Sheet1.B24:Sheet1.B24" chart:class="chart:line">
            <chart:data-point chart:repeated="10"/>
          </chart:series>
          <chart:series chart:style-name="ch8" chart:values-cell-range-address="Sheet1.C25:Sheet1.C34" chart:label-cell-address="Sheet1.C24:Sheet1.C2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 (antrenare)</text:p>
                <draw:g>
                  <svg:desc>Sheet1.B24:Sheet1.B24</svg:desc>
                </draw:g>
              </table:table-cell>
              <table:table-cell office:value-type="string">
                <text:p>Loss (validare)</text:p>
                <draw:g>
                  <svg:desc>Sheet1.C24:Sheet1.C2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5:Sheet1.A34</svg:desc>
                </draw:g>
              </table:table-cell>
              <table:table-cell office:value-type="float" office:value="3">
                <text:p>3</text:p>
                <draw:g>
                  <svg:desc>Sheet1.B25:Sheet1.B34</svg:desc>
                </draw:g>
              </table:table-cell>
              <table:table-cell office:value-type="float" office:value="3.5">
                <text:p>3.5</text:p>
                <draw:g>
                  <svg:desc>Sheet1.C25:Sheet1.C3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3">
                <text:p>1.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8">
                <text:p>1.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3">
                <text:p>1.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69cm" svg:y="3.952cm" style:legend-expansion="high" chart:style-name="ch2"/>
        <chart:plot-area chart:style-name="ch3" table:cell-range-address="Sheet1.A46:Sheet1.C56" chart:data-source-has-labels="both" svg:x="0.32cm" svg:y="0.18cm" svg:width="11.529cm" svg:height="7.659cm">
          <chart:coordinate-region svg:x="1.047cm" svg:y="0.379cm" svg:width="10.708cm" svg:height="6.813cm"/>
          <chart:axis chart:dimension="x" chart:name="primary-x" chart:style-name="ch4" chartooo:axis-type="auto">
            <chartooo:date-scale/>
            <chart:title svg:x="5.564cm" svg:y="8.019cm" chart:style-name="ch5">
              <text:p>Epocă</text:p>
            </chart:title>
            <chart:categories table:cell-range-address="Sheet1.A47:Sheet1.A56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47:Sheet1.B56" chart:label-cell-address="Sheet1.B46:Sheet1.B46" chart:class="chart:line">
            <chart:data-point chart:repeated="10"/>
          </chart:series>
          <chart:series chart:style-name="ch8" chart:values-cell-range-address="Sheet1.C47:Sheet1.C56" chart:label-cell-address="Sheet1.C46:Sheet1.C46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 (antrenare)</text:p>
                <draw:g>
                  <svg:desc>Sheet1.B46:Sheet1.B46</svg:desc>
                </draw:g>
              </table:table-cell>
              <table:table-cell office:value-type="string">
                <text:p>Loss (validare)</text:p>
                <draw:g>
                  <svg:desc>Sheet1.C46:Sheet1.C4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47:Sheet1.A56</svg:desc>
                </draw:g>
              </table:table-cell>
              <table:table-cell office:value-type="float" office:value="3">
                <text:p>3</text:p>
                <draw:g>
                  <svg:desc>Sheet1.B47:Sheet1.B56</svg:desc>
                </draw:g>
              </table:table-cell>
              <table:table-cell office:value-type="float" office:value="3.5">
                <text:p>3.5</text:p>
                <draw:g>
                  <svg:desc>Sheet1.C47:Sheet1.C5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5">
                <text:p>0.8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5">
                <text:p>0.6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